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officeooo:rsid="000980e9" officeooo:paragraph-rsid="000b8016"/>
    </style:style>
    <style:style style:name="P3" style:family="paragraph" style:parent-style-name="Text_20_body">
      <style:text-properties officeooo:rsid="000b8016" officeooo:paragraph-rsid="000b8016"/>
    </style:style>
    <style:style style:name="P4" style:family="paragraph" style:parent-style-name="Title">
      <style:text-properties style:text-underline-style="solid" style:text-underline-width="auto" style:text-underline-color="font-color"/>
    </style:style>
    <style:style style:name="P5" style:family="paragraph" style:parent-style-name="Subtitle">
      <style:text-properties officeooo:rsid="000f7966" officeooo:paragraph-rsid="000f7966"/>
    </style:style>
    <style:style style:name="P6" style:family="paragraph" style:parent-style-name="Text_20_body">
      <style:text-properties officeooo:rsid="000b8016" officeooo:paragraph-rsid="000b8016"/>
    </style:style>
    <style:style style:name="P7" style:family="paragraph" style:parent-style-name="Text_20_body">
      <style:text-properties style:text-underline-style="solid" style:text-underline-width="auto" style:text-underline-color="font-color"/>
    </style:style>
    <style:style style:name="P8" style:family="paragraph" style:parent-style-name="Text_20_body">
      <style:text-properties officeooo:paragraph-rsid="000f7966"/>
    </style:style>
    <style:style style:name="T1" style:family="text">
      <style:text-properties officeooo:rsid="000b8016"/>
    </style:style>
    <style:style style:name="T2" style:family="text">
      <style:text-properties officeooo:rsid="000ca11d"/>
    </style:style>
    <style:style style:name="T3" style:family="text">
      <style:text-properties fo:font-weight="normal" officeooo:rsid="00104d28" style:font-weight-asian="normal" style:font-weight-complex="normal"/>
    </style:style>
    <style:style style:name="T4" style:family="text">
      <style:text-properties fo:font-weight="normal" officeooo:rsid="00106938" style:font-weight-asian="normal" style:font-weight-complex="normal"/>
    </style:style>
    <style:style style:name="T5" style:family="text">
      <style:text-properties fo:font-weight="bold" officeooo:rsid="000f796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HIER DES CHARGES</text:p>
      <text:p text:style-name="P1"/>
      <text:p text:style-name="P5">présentation</text:p>
      <text:p text:style-name="P8"><text:span text:style-name="T5">Seedo </text:span><text:span text:style-name="T3">est une entreprise qui souhaite proposer aux urbains de se mettre au jardinage de manière ludique et adaptée aux petits espaces. L’entreprise compte vendre essentiellement des lots de semence </text:span><text:span text:style-name="T4">sous la forme de “box mystère” accompagnés d’instructions pour faire pousser et découvrir la plante.</text:span></text:p>
      <text:p text:style-name="P1"/>
      <text:p text:style-name="P3">[Inserer image arborescence.png]</text:p>
      <text:p text:style-name="P3"/>
      <text:p text:style-name="P2">Une arborescence détaillée du site internet est disponible ici <text:a xlink:type="simple" xlink:href="https://www.gloomaps.com/FjwhaTp4Fc" text:style-name="Internet_20_link" text:visited-style-name="Visited_20_Internet_20_Link">https://www.gloomaps.com/FjwhaTp4Fc</text:a> <text:span text:style-name="T1">(cliquer sur l’icone paramètre pour acceder aux notes de chaque blocks</text:span></text:p>
      <text:p text:style-name="P2"/>
      <text:p text:style-name="P3">Il est également possible de suivre l’avancée du projet <text:span text:style-name="T2">ici https://trello.com/b/QZf5dxKg/e-commerc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35:50.147062511</meta:creation-date>
    <dc:date>2022-01-04T17:41:14.285416277</dc:date>
    <meta:editing-duration>PT10M3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84" meta:character-count="629" meta:non-whitespace-character-count="551"/>
  </office:meta>
</office:document-meta>
</file>